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Gallon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table:formula="of:=SUM([.$B$2:.$B1])/[.A1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table:formula="of:=SUM([.$B$2:.$B2])/[.A2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7" calcext:value-type="float">
            <text:p>307</text:p>
          </table:table-cell>
          <table:table-cell table:formula="of:=SUM([.$B$2:.$B3])/[.A3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1" calcext:value-type="float">
            <text:p>281</text:p>
          </table:table-cell>
          <table:table-cell table:formula="of:=SUM([.$B$2:.$B4])/[.A4]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5" calcext:value-type="float">
            <text:p>295</text:p>
          </table:table-cell>
          <table:table-cell table:formula="of:=SUM([.$B$2:.$B5])/[.A5]" office:value-type="float" office:value="288.5" calcext:value-type="float">
            <text:p>288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68" calcext:value-type="float">
            <text:p>268</text:p>
          </table:table-cell>
          <table:table-cell table:formula="of:=SUM([.$B$2:.$B6])/[.A6]" office:value-type="float" office:value="289.8" calcext:value-type="float">
            <text:p>289.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2" calcext:value-type="float">
            <text:p>252</text:p>
          </table:table-cell>
          <table:table-cell table:formula="of:=SUM([.$B$2:.$B7])/[.A7]" office:value-type="float" office:value="286.166666666667" calcext:value-type="float">
            <text:p>286.166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9" calcext:value-type="float">
            <text:p>279</text:p>
          </table:table-cell>
          <table:table-cell table:formula="of:=SUM([.$B$2:.$B8])/[.A8]" office:value-type="float" office:value="281.285714285714" calcext:value-type="float">
            <text:p>281.2857142857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4" calcext:value-type="float">
            <text:p>264</text:p>
          </table:table-cell>
          <table:table-cell table:formula="of:=SUM([.$B$2:.$B9])/[.A9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table:formula="of:=SUM([.$B$2:.$B10])/[.A10]" office:value-type="float" office:value="279.111111111111" calcext:value-type="float">
            <text:p>279.1111111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2" calcext:value-type="float">
            <text:p>302</text:p>
          </table:table-cell>
          <table:table-cell table:formula="of:=SUM([.$B$2:.$B11])/[.A11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7" calcext:value-type="float">
            <text:p>287</text:p>
          </table:table-cell>
          <table:table-cell table:formula="of:=SUM([.$B$2:.$B12])/[.A12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0" calcext:value-type="float">
            <text:p>290</text:p>
          </table:table-cell>
          <table:table-cell table:formula="of:=SUM([.$B$2:.$B13])/[.A13]" office:value-type="float" office:value="282.416666666667" calcext:value-type="float">
            <text:p>282.41666666666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1" calcext:value-type="float">
            <text:p>311</text:p>
          </table:table-cell>
          <table:table-cell table:formula="of:=SUM([.$B$2:.$B14])/[.A14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7" calcext:value-type="float">
            <text:p>277</text:p>
          </table:table-cell>
          <table:table-cell table:formula="of:=SUM([.$B$2:.$B15])/[.A15]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5" calcext:value-type="float">
            <text:p>245</text:p>
          </table:table-cell>
          <table:table-cell table:formula="of:=SUM([.$B$2:.$B16])/[.A16]" office:value-type="float" office:value="284.466666666667" calcext:value-type="float">
            <text:p>284.466666666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2" calcext:value-type="float">
            <text:p>282</text:p>
          </table:table-cell>
          <table:table-cell table:formula="of:=SUM([.$B$2:.$B17])/[.A17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7" calcext:value-type="float">
            <text:p>277</text:p>
          </table:table-cell>
          <table:table-cell table:formula="of:=SUM([.$B$2:.$B18])/[.A18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8" calcext:value-type="float">
            <text:p>298</text:p>
          </table:table-cell>
          <table:table-cell table:formula="of:=SUM([.$B$2:.$B19])/[.A19]" office:value-type="float" office:value="281.722222222222" calcext:value-type="float">
            <text:p>281.72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3" calcext:value-type="float">
            <text:p>303</text:p>
          </table:table-cell>
          <table:table-cell table:formula="of:=SUM([.$B$2:.$B20])/[.A20]" office:value-type="float" office:value="282.578947368421" calcext:value-type="float">
            <text:p>282.578947368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10" calcext:value-type="float">
            <text:p>310</text:p>
          </table:table-cell>
          <table:table-cell table:formula="of:=SUM([.$B$2:.$B21])/[.A21]" office:value-type="float" office:value="283.6" calcext:value-type="float">
            <text:p>283.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9" calcext:value-type="float">
            <text:p>299</text:p>
          </table:table-cell>
          <table:table-cell table:formula="of:=SUM([.$B$2:.$B22])/[.A22]" office:value-type="float" office:value="284.857142857143" calcext:value-type="float">
            <text:p>284.8571428571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5" calcext:value-type="float">
            <text:p>285</text:p>
          </table:table-cell>
          <table:table-cell table:formula="of:=SUM([.$B$2:.$B23])/[.A23]" office:value-type="float" office:value="285.5" calcext:value-type="float">
            <text:p>285.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0" calcext:value-type="float">
            <text:p>250</text:p>
          </table:table-cell>
          <table:table-cell table:formula="of:=SUM([.$B$2:.$B24])/[.A24]" office:value-type="float" office:value="285.478260869565" calcext:value-type="float">
            <text:p>285.4782608695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0" calcext:value-type="float">
            <text:p>260</text:p>
          </table:table-cell>
          <table:table-cell table:formula="of:=SUM([.$B$2:.$B25])/[.A25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5" calcext:value-type="float">
            <text:p>245</text:p>
          </table:table-cell>
          <table:table-cell table:formula="of:=SUM([.$B$2:.$B26])/[.A26]" office:value-type="float" office:value="283.04" calcext:value-type="float">
            <text:p>283.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1" calcext:value-type="float">
            <text:p>271</text:p>
          </table:table-cell>
          <table:table-cell table:formula="of:=SUM([.$B$2:.$B27])/[.A27]" office:value-type="float" office:value="281.576923076923" calcext:value-type="float">
            <text:p>281.5769230769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2" calcext:value-type="float">
            <text:p>282</text:p>
          </table:table-cell>
          <table:table-cell table:formula="of:=SUM([.$B$2:.$B28])/[.A28]" office:value-type="float" office:value="281.185185185185" calcext:value-type="float">
            <text:p>281.185185185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2" calcext:value-type="float">
            <text:p>302</text:p>
          </table:table-cell>
          <table:table-cell table:formula="of:=SUM([.$B$2:.$B29])/[.A29]" office:value-type="float" office:value="281.214285714286" calcext:value-type="float">
            <text:p>281.2142857142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5" calcext:value-type="float">
            <text:p>285</text:p>
          </table:table-cell>
          <table:table-cell table:formula="of:=SUM([.$B$2:.$B30])/[.A30]" office:value-type="float" office:value="281.931034482759" calcext:value-type="float">
            <text:p>281.9310344827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12:19:57.399757919</meta:creation-date>
    <meta:generator>LibreOffice/7.3.5.2$Linux_X86_64 LibreOffice_project/184fe81b8c8c30d8b5082578aee2fed2ea847c01</meta:generator>
    <dc:date>2022-09-13T15:26:44.040555895</dc:date>
    <meta:editing-duration>PT17M45S</meta:editing-duration>
    <meta:editing-cycles>3</meta:editing-cycles>
    <meta:document-statistic meta:table-count="1" meta:cell-count="92" meta:object-count="0"/>
  </office:meta>
</office:document-meta>
</file>